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Century Schoolbook1" svg:font-family="'Century Schoolbook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List_20_Paragraph">
      <style:paragraph-properties fo:text-align="justify" style:justify-single-word="false"/>
      <style:text-properties style:font-name="Times New Roman" fo:font-size="12pt" officeooo:paragraph-rsid="0020fd73" style:font-size-asian="12pt" style:font-size-complex="12pt"/>
    </style:style>
    <style:style style:name="P3" style:family="paragraph" style:parent-style-name="List_20_Paragraph">
      <style:paragraph-properties fo:text-align="justify" style:justify-single-word="false"/>
      <style:text-properties style:font-name="Times New Roman" fo:font-size="12pt" officeooo:paragraph-rsid="003fbda2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20fd73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29abdf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3fbda2" style:font-size-asian="12pt" style:font-size-complex="12pt"/>
    </style:style>
    <style:style style:name="P8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-1.251cm" style:auto-text-indent="false">
        <style:tab-stops>
          <style:tab-stop style:position="0.751cm"/>
          <style:tab-stop style:position="3.605cm"/>
        </style:tab-stops>
      </style:paragraph-properties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-1.251cm" style:auto-text-indent="false">
        <style:tab-stops>
          <style:tab-stop style:position="0.751cm"/>
          <style:tab-stop style:position="3.605cm"/>
        </style:tab-stops>
      </style:paragraph-properties>
      <style:text-properties style:font-name="Times New Roman" fo:font-size="12pt" officeooo:paragraph-rsid="0020fd73" style:font-size-asian="12pt" style:font-size-complex="12pt"/>
    </style:style>
    <style:style style:name="P10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-1.251cm" style:auto-text-indent="false">
        <style:tab-stops>
          <style:tab-stop style:position="0.751cm"/>
          <style:tab-stop style:position="3.605cm"/>
        </style:tab-stops>
      </style:paragraph-properties>
      <style:text-properties style:font-name="Times New Roman" fo:font-size="12pt" officeooo:paragraph-rsid="0029abdf" style:font-size-asian="12pt" style:font-size-complex="12pt"/>
    </style:style>
    <style:style style:name="P11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-1.251cm" style:auto-text-indent="false">
        <style:tab-stops>
          <style:tab-stop style:position="0.751cm"/>
          <style:tab-stop style:position="3.605cm"/>
        </style:tab-stops>
      </style:paragraph-properties>
      <style:text-properties style:font-name="Times New Roman" fo:font-size="12pt" officeooo:paragraph-rsid="003fbda2" style:font-size-asian="12pt" style:font-size-complex="12pt"/>
    </style:style>
    <style:style style:name="P12" style:family="paragraph" style:parent-style-name="Standard">
      <style:text-properties style:font-name="Times New Roman" fo:font-size="12pt" style:font-size-asian="12pt" style:font-size-complex="12pt"/>
    </style:style>
    <style:style style:name="P13" style:family="paragraph" style:parent-style-name="Standard">
      <style:text-properties style:font-name="Times New Roman" fo:font-size="12pt" officeooo:paragraph-rsid="0020fd7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officeooo:paragraph-rsid="0029abdf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officeooo:paragraph-rsid="003fbda2" style:font-size-asian="12pt" style:font-size-complex="12pt"/>
    </style:style>
    <style:style style:name="P16" style:family="paragraph" style:parent-style-name="Standard">
      <style:text-properties style:font-name="Times New Roman" fo:font-size="12pt" officeooo:paragraph-rsid="003fbda2" style:font-size-asian="12pt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paragraph-rsid="0020fd73" style:font-size-asian="12pt" style:font-weight-asian="bold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paragraph-rsid="0029abdf" style:font-size-asian="12pt" style:font-weight-asian="bold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paragraph-rsid="003fbda2" style:font-size-asian="12pt" style:font-weight-asian="bold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20fd73" style:font-size-asian="12pt" style:font-weight-asian="bold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29abdf" style:font-size-asian="12pt" style:font-weight-asian="bold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3fbda2" style:font-size-asian="12pt" style:font-weight-asian="bold" style:font-size-complex="12pt"/>
    </style:style>
    <style:style style:name="P25" style:family="paragraph" style:parent-style-name="Standard">
      <style:paragraph-properties fo:margin-left="-0.501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.751cm"/>
          <style:tab-stop style:position="13.018cm"/>
        </style:tab-stops>
      </style:paragraph-properties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6" style:family="paragraph" style:parent-style-name="Standard">
      <style:paragraph-properties fo:margin-left="-0.501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.751cm"/>
          <style:tab-stop style:position="13.018cm"/>
        </style:tab-stops>
      </style:paragraph-properties>
      <style:text-properties style:font-name="Times New Roman" fo:font-size="12pt" fo:font-weight="bold" officeooo:paragraph-rsid="0020fd73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margin-left="-0.501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.751cm"/>
          <style:tab-stop style:position="13.018cm"/>
        </style:tab-stops>
      </style:paragraph-properties>
      <style:text-properties style:font-name="Times New Roman" fo:font-size="12pt" fo:font-weight="bold" officeooo:paragraph-rsid="0029abdf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margin-left="-0.501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.751cm"/>
          <style:tab-stop style:position="13.018cm"/>
        </style:tab-stops>
      </style:paragraph-properties>
      <style:text-properties style:font-name="Times New Roman" fo:font-size="12pt" fo:font-weight="bold" officeooo:paragraph-rsid="003fbda2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margin-left="-0.501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.751cm"/>
          <style:tab-stop style:position="13.018cm"/>
        </style:tab-stops>
      </style:paragraph-properties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style-complex="italic" style:font-weight-complex="bold"/>
    </style:style>
    <style:style style:name="P30" style:family="paragraph" style:parent-style-name="Standard">
      <style:paragraph-properties fo:margin-left="-0.501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.751cm"/>
          <style:tab-stop style:position="13.018cm"/>
        </style:tab-stops>
      </style:paragraph-properties>
      <style:text-properties style:font-name="Times New Roman" fo:font-size="12pt" fo:font-weight="bold" officeooo:paragraph-rsid="0020fd73" style:font-name-asian="Times New Roman1" style:font-size-asian="12pt" style:language-asian="ru" style:country-asian="RU" style:font-weight-asian="bold" style:font-name-complex="Times New Roman1" style:font-size-complex="12pt" style:font-style-complex="italic" style:font-weight-complex="bold"/>
    </style:style>
    <style:style style:name="P31" style:family="paragraph" style:parent-style-name="Standard">
      <style:paragraph-properties fo:margin-left="-0.501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.751cm"/>
          <style:tab-stop style:position="13.018cm"/>
        </style:tab-stops>
      </style:paragraph-properties>
      <style:text-properties style:font-name="Times New Roman" fo:font-size="12pt" fo:font-weight="bold" officeooo:paragraph-rsid="0029abdf" style:font-name-asian="Times New Roman1" style:font-size-asian="12pt" style:language-asian="ru" style:country-asian="RU" style:font-weight-asian="bold" style:font-name-complex="Times New Roman1" style:font-size-complex="12pt" style:font-style-complex="italic" style:font-weight-complex="bold"/>
    </style:style>
    <style:style style:name="P32" style:family="paragraph" style:parent-style-name="Standard">
      <style:paragraph-properties fo:margin-left="-0.501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.751cm"/>
          <style:tab-stop style:position="13.018cm"/>
        </style:tab-stops>
      </style:paragraph-properties>
      <style:text-properties style:font-name="Times New Roman" fo:font-size="12pt" fo:font-weight="bold" officeooo:paragraph-rsid="003fbda2" style:font-name-asian="Times New Roman1" style:font-size-asian="12pt" style:language-asian="ru" style:country-asian="RU" style:font-weight-asian="bold" style:font-name-complex="Times New Roman1" style:font-size-complex="12pt" style:font-style-complex="italic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paragraph-rsid="0020fd73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paragraph-rsid="0029abdf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paragraph-rsid="003fbda2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7" style:family="paragraph" style:parent-style-name="Text_20_body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style:font-name="Times New Roman" fo:font-size="12pt" fo:font-weight="normal" officeooo:rsid="001f0af0" officeooo:paragraph-rsid="004347ea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-1.251cm" style:auto-text-indent="false">
        <style:tab-stops>
          <style:tab-stop style:position="0.751cm"/>
          <style:tab-stop style:position="3.605cm"/>
        </style:tab-stops>
      </style:paragraph-properties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9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-1.251cm" style:auto-text-indent="false">
        <style:tab-stops>
          <style:tab-stop style:position="0.751cm"/>
          <style:tab-stop style:position="3.605cm"/>
        </style:tab-stops>
      </style:paragraph-properties>
      <style:text-properties style:font-name="Times New Roman" fo:font-size="12pt" officeooo:paragraph-rsid="0012a6db" style:font-name-asian="Times New Roman1" style:font-size-asian="12pt" style:language-asian="ru" style:country-asian="RU" style:font-name-complex="Times New Roman1" style:font-size-complex="12pt"/>
    </style:style>
    <style:style style:name="P40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-1.251cm" style:auto-text-indent="false">
        <style:tab-stops>
          <style:tab-stop style:position="0.751cm"/>
          <style:tab-stop style:position="3.605cm"/>
        </style:tab-stops>
      </style:paragraph-properties>
      <style:text-properties style:font-name="Times New Roman" fo:font-size="12pt" officeooo:paragraph-rsid="0020fd73" style:font-name-asian="Times New Roman1" style:font-size-asian="12pt" style:language-asian="ru" style:country-asian="RU" style:font-name-complex="Times New Roman1" style:font-size-complex="12pt"/>
    </style:style>
    <style:style style:name="P41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-1.251cm" style:auto-text-indent="false">
        <style:tab-stops>
          <style:tab-stop style:position="0.751cm"/>
          <style:tab-stop style:position="3.605cm"/>
        </style:tab-stops>
      </style:paragraph-properties>
      <style:text-properties style:font-name="Times New Roman" fo:font-size="12pt" officeooo:paragraph-rsid="0029abdf" style:font-name-asian="Times New Roman1" style:font-size-asian="12pt" style:language-asian="ru" style:country-asian="RU" style:font-name-complex="Times New Roman1" style:font-size-complex="12pt"/>
    </style:style>
    <style:style style:name="P42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-1.251cm" style:auto-text-indent="false">
        <style:tab-stops>
          <style:tab-stop style:position="0.751cm"/>
          <style:tab-stop style:position="3.605cm"/>
        </style:tab-stops>
      </style:paragraph-properties>
      <style:text-properties style:font-name="Times New Roman" fo:font-size="12pt" officeooo:paragraph-rsid="003fbda2" style:font-name-asian="Times New Roman1" style:font-size-asian="12pt" style:language-asian="ru" style:country-asian="RU" style:font-name-complex="Times New Roman1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officeooo:paragraph-rsid="002276d6" style:font-name-asian="Times New Roman1" style:font-size-asian="12pt" style:language-asian="ru" style:country-asian="RU" style:font-name-complex="Times New Roman1" style:font-size-complex="12pt"/>
    </style:style>
    <style:style style:name="P44" style:family="paragraph" style:parent-style-name="Text_20_body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5415f" style:font-size-asian="12pt" style:font-weight-asian="normal" style:font-size-complex="12pt" style:font-weight-complex="normal"/>
    </style:style>
    <style:style style:name="P45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Times New Roman" fo:font-size="12pt" fo:font-weight="bold" style:font-size-asian="12pt" style:font-weight-asian="bold" style:font-size-complex="12pt"/>
    </style:style>
    <style:style style:name="P46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Times New Roman" fo:font-size="12pt" fo:font-weight="bold" officeooo:paragraph-rsid="0020fd73" style:font-size-asian="12pt" style:font-weight-asian="bold" style:font-size-complex="12pt"/>
    </style:style>
    <style:style style:name="P47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Times New Roman" fo:font-size="12pt" fo:font-weight="bold" officeooo:paragraph-rsid="0029abdf" style:font-size-asian="12pt" style:font-weight-asian="bold" style:font-size-complex="12pt"/>
    </style:style>
    <style:style style:name="P48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Times New Roman" fo:font-size="12pt" fo:font-weight="bold" officeooo:paragraph-rsid="003fbda2" style:font-size-asian="12pt" style:font-weight-asian="bold" style:font-size-complex="12pt"/>
    </style:style>
    <style:style style:name="P49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50" style:family="paragraph" style:parent-style-name="Standard" style:list-style-name="WWNum4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51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52" style:family="paragraph" style:parent-style-name="Standard" style:list-style-name="L3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53" style:family="paragraph" style:parent-style-name="Standard" style:list-style-name="L4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54" style:family="paragraph" style:parent-style-name="Standard" style:list-style-name="L5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55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56" style:family="paragraph" style:parent-style-name="Standard" style:list-style-name="L7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57" style:family="paragraph" style:parent-style-name="Standard" style:list-style-name="L8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58" style:family="paragraph" style:parent-style-name="Standard" style:list-style-name="L9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59" style:family="paragraph" style:parent-style-name="Standard" style:list-style-name="L10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60" style:family="paragraph" style:parent-style-name="Standard" style:list-style-name="L11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61" style:family="paragraph" style:parent-style-name="Standard" style:list-style-name="L12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62" style:family="paragraph" style:parent-style-name="Standard" style:list-style-name="L13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63" style:family="paragraph" style:parent-style-name="Standard" style:list-style-name="L14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64" style:family="paragraph" style:parent-style-name="Standard" style:list-style-name="L15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65" style:family="paragraph" style:parent-style-name="Standard" style:list-style-name="L16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66" style:family="paragraph" style:parent-style-name="Standard" style:list-style-name="L17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67" style:family="paragraph" style:parent-style-name="Standard" style:list-style-name="L18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68" style:family="paragraph" style:parent-style-name="Standard" style:list-style-name="L19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69" style:family="paragraph" style:parent-style-name="Standard" style:list-style-name="L20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70" style:family="paragraph" style:parent-style-name="Standard" style:list-style-name="L21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71" style:family="paragraph" style:parent-style-name="Standard" style:list-style-name="L22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72" style:family="paragraph" style:parent-style-name="Standard" style:list-style-name="L24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73" style:family="paragraph" style:parent-style-name="Standard" style:list-style-name="L25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74" style:family="paragraph" style:parent-style-name="Standard" style:list-style-name="L27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75" style:family="paragraph" style:parent-style-name="Standard" style:list-style-name="L28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76" style:family="paragraph" style:parent-style-name="Standard" style:list-style-name="L30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77" style:family="paragraph" style:parent-style-name="Standard" style:list-style-name="L31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78" style:family="paragraph" style:parent-style-name="Standard" style:list-style-name="L32">
      <style:paragraph-properties fo:text-align="justify" style:justify-single-word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79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1f0af0" officeooo:paragraph-rsid="001f0af0" style:font-size-asian="12pt" style:font-weight-asian="normal" style:font-size-complex="12pt" style:font-weight-complex="normal"/>
    </style:style>
    <style:style style:name="P80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1f0af0" officeooo:paragraph-rsid="0020fd73" style:font-size-asian="12pt" style:font-weight-asian="normal" style:font-size-complex="12pt" style:font-weight-complex="normal"/>
    </style:style>
    <style:style style:name="P81" style:family="paragraph" style:parent-style-name="Standard" style:list-style-name="L23">
      <style:paragraph-properties fo:text-align="justify" style:justify-single-word="false"/>
      <style:text-properties style:font-name="Times New Roman" fo:font-size="12pt" fo:font-weight="normal" officeooo:rsid="001f0af0" officeooo:paragraph-rsid="0029abdf" style:font-size-asian="12pt" style:font-weight-asian="normal" style:font-size-complex="12pt" style:font-weight-complex="normal"/>
    </style:style>
    <style:style style:name="P82" style:family="paragraph" style:parent-style-name="Standard" style:list-style-name="L26">
      <style:paragraph-properties fo:text-align="justify" style:justify-single-word="false"/>
      <style:text-properties style:font-name="Times New Roman" fo:font-size="12pt" fo:font-weight="normal" officeooo:rsid="001f0af0" officeooo:paragraph-rsid="003fbda2" style:font-size-asian="12pt" style:font-weight-asian="normal" style:font-size-complex="12pt" style:font-weight-complex="normal"/>
    </style:style>
    <style:style style:name="P83" style:family="paragraph" style:parent-style-name="Standard" style:list-style-name="L33">
      <style:paragraph-properties fo:text-align="justify" style:justify-single-word="false"/>
      <style:text-properties style:font-name="Times New Roman" fo:font-size="12pt" fo:font-weight="normal" officeooo:rsid="001f0af0" officeooo:paragraph-rsid="003fbda2" style:font-size-asian="12pt" style:font-weight-asian="normal" style:font-size-complex="12pt" style:font-weight-complex="normal"/>
    </style:style>
    <style:style style:name="P84" style:family="paragraph" style:parent-style-name="Standard" style:list-style-name="L34">
      <style:paragraph-properties fo:line-height="100%" fo:text-align="justify" style:justify-single-word="false"/>
      <style:text-properties style:font-name="Times New Roman" fo:font-size="12pt" fo:font-weight="normal" officeooo:rsid="002e52be" officeooo:paragraph-rsid="00471579" style:font-size-asian="12pt" style:font-weight-asian="normal" style:font-size-complex="12pt" style:font-weight-complex="normal"/>
    </style:style>
    <style:style style:name="P85" style:family="paragraph" style:parent-style-name="Standard" style:list-style-name="L22">
      <style:text-properties style:font-name="Times New Roman" fo:font-size="12pt" officeooo:rsid="000c8aa4" officeooo:paragraph-rsid="0041453f" style:font-size-asian="12pt" style:font-size-complex="12pt"/>
    </style:style>
    <style:style style:name="P86" style:family="paragraph" style:parent-style-name="Standard" style:list-style-name="L24">
      <style:text-properties style:font-name="Times New Roman" fo:font-size="12pt" officeooo:rsid="000c8aa4" officeooo:paragraph-rsid="0041453f" style:font-size-asian="12pt" style:font-size-complex="12pt"/>
    </style:style>
    <style:style style:name="P87" style:family="paragraph" style:parent-style-name="Standard" style:list-style-name="L25">
      <style:text-properties style:font-name="Times New Roman" fo:font-size="12pt" officeooo:rsid="000c8aa4" officeooo:paragraph-rsid="0041453f" style:font-size-asian="12pt" style:font-size-complex="12pt"/>
    </style:style>
    <style:style style:name="P88" style:family="paragraph" style:parent-style-name="Standard" style:list-style-name="L27">
      <style:text-properties style:font-name="Times New Roman" fo:font-size="12pt" officeooo:rsid="000c8aa4" officeooo:paragraph-rsid="0041453f" style:font-size-asian="12pt" style:font-size-complex="12pt"/>
    </style:style>
    <style:style style:name="P89" style:family="paragraph" style:parent-style-name="Standard" style:list-style-name="L28">
      <style:text-properties style:font-name="Times New Roman" fo:font-size="12pt" officeooo:rsid="000c8aa4" officeooo:paragraph-rsid="0041453f" style:font-size-asian="12pt" style:font-size-complex="12pt"/>
    </style:style>
    <style:style style:name="P90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-1.251cm" style:auto-text-indent="false">
        <style:tab-stops>
          <style:tab-stop style:position="0.751cm"/>
          <style:tab-stop style:position="3.605cm"/>
        </style:tab-stops>
      </style:paragraph-properties>
      <style:text-properties style:font-name="Times New Roman" fo:font-size="12pt" officeooo:paragraph-rsid="003fbda2" style:font-name-asian="Times New Roman1" style:font-size-asian="12pt" style:language-asian="ru" style:country-asian="RU" style:font-name-complex="Times New Roman1" style:font-size-complex="12pt"/>
    </style:style>
    <style:style style:name="P91" style:family="paragraph" style:parent-style-name="Standard" style:list-style-name="L1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language="ru" fo:country="RU" fo:font-style="normal" fo:font-weight="normal" officeooo:rsid="0024cebe" officeooo:paragraph-rsid="00471579" style:font-size-asian="12pt" style:font-weight-asian="normal" style:font-size-complex="12pt" style:font-weight-complex="normal"/>
    </style:style>
    <style:style style:name="P92" style:family="paragraph" style:parent-style-name="Standard" style:list-style-name="WWNum4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93" style:family="paragraph" style:parent-style-name="Standard" style:list-style-name="L2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94" style:family="paragraph" style:parent-style-name="Standard" style:list-style-name="L3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95" style:family="paragraph" style:parent-style-name="Standard" style:list-style-name="L4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96" style:family="paragraph" style:parent-style-name="Standard" style:list-style-name="L5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97" style:family="paragraph" style:parent-style-name="Standard" style:list-style-name="L6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98" style:family="paragraph" style:parent-style-name="Standard" style:list-style-name="L7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99" style:family="paragraph" style:parent-style-name="Standard" style:list-style-name="L8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00" style:family="paragraph" style:parent-style-name="Standard" style:list-style-name="L9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01" style:family="paragraph" style:parent-style-name="Standard" style:list-style-name="L10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02" style:family="paragraph" style:parent-style-name="Standard" style:list-style-name="L11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03" style:family="paragraph" style:parent-style-name="Standard" style:list-style-name="L12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04" style:family="paragraph" style:parent-style-name="Standard" style:list-style-name="L13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05" style:family="paragraph" style:parent-style-name="Standard" style:list-style-name="L14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06" style:family="paragraph" style:parent-style-name="Standard" style:list-style-name="L15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07" style:family="paragraph" style:parent-style-name="Standard" style:list-style-name="L16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08" style:family="paragraph" style:parent-style-name="Standard" style:list-style-name="L17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09" style:family="paragraph" style:parent-style-name="Standard" style:list-style-name="L18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10" style:family="paragraph" style:parent-style-name="Standard" style:list-style-name="L19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11" style:family="paragraph" style:parent-style-name="Standard" style:list-style-name="L20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12" style:family="paragraph" style:parent-style-name="Standard" style:list-style-name="L21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13" style:family="paragraph" style:parent-style-name="Standard" style:list-style-name="L22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14" style:family="paragraph" style:parent-style-name="Standard" style:list-style-name="L24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15" style:family="paragraph" style:parent-style-name="Standard" style:list-style-name="L25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16" style:family="paragraph" style:parent-style-name="Standard" style:list-style-name="L27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17" style:family="paragraph" style:parent-style-name="Standard" style:list-style-name="L28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18" style:family="paragraph" style:parent-style-name="Standard" style:list-style-name="L30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19" style:family="paragraph" style:parent-style-name="Standard" style:list-style-name="L31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20" style:family="paragraph" style:parent-style-name="Standard" style:list-style-name="L32">
      <style:paragraph-properties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21" style:family="paragraph" style:parent-style-name="Standard" style:list-style-name="L34">
      <style:paragraph-properties fo:line-height="100%" fo:text-align="justify" style:justify-single-word="fals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71579" style:font-name-asian="Calibri1" style:font-size-asian="12pt" style:font-weight-asian="normal" style:font-size-complex="12pt" style:font-weight-complex="normal"/>
    </style:style>
    <style:style style:name="P122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2pt" officeooo:rsid="000c8aa4" officeooo:paragraph-rsid="003fbda2" style:font-size-asian="12pt" style:font-size-complex="12pt"/>
    </style:style>
    <style:style style:name="P123" style:family="paragraph" style:parent-style-name="Text_20_body" style:list-style-name="WWNum4">
      <style:paragraph-properties fo:margin-top="0cm" fo:margin-bottom="0cm" style:contextual-spacing="false"/>
      <style:text-properties style:font-name="Times New Roman" fo:font-size="12pt" officeooo:rsid="000c8aa4" officeooo:paragraph-rsid="003fbda2" style:font-size-asian="12pt" style:font-size-complex="12pt"/>
    </style:style>
    <style:style style:name="P124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officeooo:paragraph-rsid="003fbda2" style:font-size-asian="12pt" style:font-size-complex="12pt"/>
    </style:style>
    <style:style style:name="P125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2pt" officeooo:paragraph-rsid="003fbda2" style:font-size-asian="12pt" style:font-size-complex="12pt"/>
    </style:style>
    <style:style style:name="P126" style:family="paragraph" style:parent-style-name="Text_20_body" style:list-style-name="L4">
      <style:paragraph-properties fo:margin-top="0cm" fo:margin-bottom="0cm" style:contextual-spacing="false"/>
      <style:text-properties style:font-name="Times New Roman" fo:font-size="12pt" officeooo:paragraph-rsid="003fbda2" style:font-size-asian="12pt" style:font-size-complex="12pt"/>
    </style:style>
    <style:style style:name="P127" style:family="paragraph" style:parent-style-name="Text_20_body" style:list-style-name="L5">
      <style:paragraph-properties fo:margin-top="0cm" fo:margin-bottom="0cm" style:contextual-spacing="false"/>
      <style:text-properties style:font-name="Times New Roman" fo:font-size="12pt" officeooo:paragraph-rsid="003fbda2" style:font-size-asian="12pt" style:font-size-complex="12pt"/>
    </style:style>
    <style:style style:name="P128" style:family="paragraph" style:parent-style-name="Text_20_body" style:list-style-name="L6">
      <style:paragraph-properties fo:margin-top="0cm" fo:margin-bottom="0cm" style:contextual-spacing="false"/>
      <style:text-properties style:font-name="Times New Roman" fo:font-size="12pt" officeooo:paragraph-rsid="003fbda2" style:font-size-asian="12pt" style:font-size-complex="12pt"/>
    </style:style>
    <style:style style:name="P129" style:family="paragraph" style:parent-style-name="Text_20_body" style:list-style-name="L7">
      <style:paragraph-properties fo:margin-top="0cm" fo:margin-bottom="0cm" style:contextual-spacing="false"/>
      <style:text-properties style:font-name="Times New Roman" fo:font-size="12pt" officeooo:paragraph-rsid="003fbda2" style:font-size-asian="12pt" style:font-size-complex="12pt"/>
    </style:style>
    <style:style style:name="P130" style:family="paragraph" style:parent-style-name="Text_20_body" style:list-style-name="L8">
      <style:paragraph-properties fo:margin-top="0cm" fo:margin-bottom="0cm" style:contextual-spacing="false"/>
      <style:text-properties style:font-name="Times New Roman" fo:font-size="12pt" officeooo:paragraph-rsid="003fbda2" style:font-size-asian="12pt" style:font-size-complex="12pt"/>
    </style:style>
    <style:style style:name="P131" style:family="paragraph" style:parent-style-name="Text_20_body" style:list-style-name="L9">
      <style:paragraph-properties fo:margin-top="0cm" fo:margin-bottom="0cm" style:contextual-spacing="false"/>
      <style:text-properties style:font-name="Times New Roman" fo:font-size="12pt" officeooo:paragraph-rsid="003fbda2" style:font-size-asian="12pt" style:font-size-complex="12pt"/>
    </style:style>
    <style:style style:name="P132" style:family="paragraph" style:parent-style-name="Text_20_body" style:list-style-name="L10">
      <style:paragraph-properties fo:margin-top="0cm" fo:margin-bottom="0cm" style:contextual-spacing="false"/>
      <style:text-properties style:font-name="Times New Roman" fo:font-size="12pt" officeooo:paragraph-rsid="003fbda2" style:font-size-asian="12pt" style:font-size-complex="12pt"/>
    </style:style>
    <style:style style:name="P133" style:family="paragraph" style:parent-style-name="Text_20_body" style:list-style-name="L11">
      <style:paragraph-properties fo:margin-top="0cm" fo:margin-bottom="0cm" style:contextual-spacing="false"/>
      <style:text-properties style:font-name="Times New Roman" fo:font-size="12pt" officeooo:paragraph-rsid="003fbda2" style:font-size-asian="12pt" style:font-size-complex="12pt"/>
    </style:style>
    <style:style style:name="P134" style:family="paragraph" style:parent-style-name="Text_20_body" style:list-style-name="L12">
      <style:paragraph-properties fo:margin-top="0cm" fo:margin-bottom="0cm" style:contextual-spacing="false"/>
      <style:text-properties style:font-name="Times New Roman" fo:font-size="12pt" officeooo:paragraph-rsid="003fbda2" style:font-size-asian="12pt" style:font-size-complex="12pt"/>
    </style:style>
    <style:style style:name="P135" style:family="paragraph" style:parent-style-name="Text_20_body" style:list-style-name="L13">
      <style:paragraph-properties fo:margin-top="0cm" fo:margin-bottom="0cm" style:contextual-spacing="false"/>
      <style:text-properties style:font-name="Times New Roman" fo:font-size="12pt" officeooo:paragraph-rsid="003fbda2" style:font-size-asian="12pt" style:font-size-complex="12pt"/>
    </style:style>
    <style:style style:name="P136" style:family="paragraph" style:parent-style-name="Text_20_body" style:list-style-name="L14">
      <style:paragraph-properties fo:margin-top="0cm" fo:margin-bottom="0cm" style:contextual-spacing="false"/>
      <style:text-properties style:font-name="Times New Roman" fo:font-size="12pt" officeooo:paragraph-rsid="003fbda2" style:font-size-asian="12pt" style:font-size-complex="12pt"/>
    </style:style>
    <style:style style:name="P137" style:family="paragraph" style:parent-style-name="Text_20_body" style:list-style-name="L15">
      <style:paragraph-properties fo:margin-top="0cm" fo:margin-bottom="0cm" style:contextual-spacing="false"/>
      <style:text-properties style:font-name="Times New Roman" fo:font-size="12pt" officeooo:paragraph-rsid="003fbda2" style:font-size-asian="12pt" style:font-size-complex="12pt"/>
    </style:style>
    <style:style style:name="P138" style:family="paragraph" style:parent-style-name="Text_20_body" style:list-style-name="L16">
      <style:paragraph-properties fo:margin-top="0cm" fo:margin-bottom="0cm" style:contextual-spacing="false"/>
      <style:text-properties style:font-name="Times New Roman" fo:font-size="12pt" officeooo:paragraph-rsid="0041453f" style:font-size-asian="12pt" style:font-size-complex="12pt"/>
    </style:style>
    <style:style style:name="P139" style:family="paragraph" style:parent-style-name="Text_20_body" style:list-style-name="L17">
      <style:paragraph-properties fo:margin-top="0cm" fo:margin-bottom="0cm" style:contextual-spacing="false"/>
      <style:text-properties style:font-name="Times New Roman" fo:font-size="12pt" officeooo:paragraph-rsid="0041453f" style:font-size-asian="12pt" style:font-size-complex="12pt"/>
    </style:style>
    <style:style style:name="P140" style:family="paragraph" style:parent-style-name="Text_20_body" style:list-style-name="L18">
      <style:paragraph-properties fo:margin-top="0cm" fo:margin-bottom="0cm" style:contextual-spacing="false"/>
      <style:text-properties style:font-name="Times New Roman" fo:font-size="12pt" officeooo:paragraph-rsid="0041453f" style:font-size-asian="12pt" style:font-size-complex="12pt"/>
    </style:style>
    <style:style style:name="P141" style:family="paragraph" style:parent-style-name="Text_20_body" style:list-style-name="L19">
      <style:paragraph-properties fo:margin-top="0cm" fo:margin-bottom="0cm" style:contextual-spacing="false"/>
      <style:text-properties style:font-name="Times New Roman" fo:font-size="12pt" officeooo:paragraph-rsid="0041453f" style:font-size-asian="12pt" style:font-size-complex="12pt"/>
    </style:style>
    <style:style style:name="P142" style:family="paragraph" style:parent-style-name="Text_20_body" style:list-style-name="L20">
      <style:paragraph-properties fo:margin-top="0cm" fo:margin-bottom="0cm" style:contextual-spacing="false"/>
      <style:text-properties style:font-name="Times New Roman" fo:font-size="12pt" officeooo:paragraph-rsid="0041453f" style:font-size-asian="12pt" style:font-size-complex="12pt"/>
    </style:style>
    <style:style style:name="P143" style:family="paragraph" style:parent-style-name="Text_20_body" style:list-style-name="L21">
      <style:paragraph-properties fo:margin-top="0cm" fo:margin-bottom="0cm" style:contextual-spacing="false"/>
      <style:text-properties style:font-name="Times New Roman" fo:font-size="12pt" officeooo:paragraph-rsid="0041453f" style:font-size-asian="12pt" style:font-size-complex="12pt"/>
    </style:style>
    <style:style style:name="P144" style:family="paragraph" style:parent-style-name="Text_20_body" style:list-style-name="L24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style:font-name="Times New Roman" fo:font-size="12pt" officeooo:paragraph-rsid="0045415f" style:font-size-asian="12pt" style:font-size-complex="12pt"/>
    </style:style>
    <style:style style:name="P145" style:family="paragraph" style:parent-style-name="Text_20_body" style:list-style-name="L29">
      <style:paragraph-properties fo:margin-top="0cm" fo:margin-bottom="0cm" style:contextual-spacing="false"/>
      <style:text-properties style:font-name="Times New Roman" fo:font-size="12pt" officeooo:paragraph-rsid="00471579" style:font-size-asian="12pt" style:font-size-complex="12pt"/>
    </style:style>
    <style:style style:name="P146" style:family="paragraph" style:parent-style-name="Text_20_body" style:list-style-name="L30">
      <style:paragraph-properties fo:margin-top="0cm" fo:margin-bottom="0cm" style:contextual-spacing="false"/>
      <style:text-properties style:font-name="Times New Roman" fo:font-size="12pt" officeooo:paragraph-rsid="0041453f" style:font-size-asian="12pt" style:font-size-complex="12pt"/>
    </style:style>
    <style:style style:name="P147" style:family="paragraph" style:parent-style-name="Text_20_body" style:list-style-name="L31">
      <style:paragraph-properties fo:margin-top="0cm" fo:margin-bottom="0cm" style:contextual-spacing="false"/>
      <style:text-properties style:font-name="Times New Roman" fo:font-size="12pt" officeooo:paragraph-rsid="0041453f" style:font-size-asian="12pt" style:font-size-complex="12pt"/>
    </style:style>
    <style:style style:name="P148" style:family="paragraph" style:parent-style-name="Text_20_body" style:list-style-name="L32">
      <style:paragraph-properties fo:margin-top="0cm" fo:margin-bottom="0cm" style:contextual-spacing="false"/>
      <style:text-properties style:font-name="Times New Roman" fo:font-size="12pt" officeooo:paragraph-rsid="0041453f" style:font-size-asian="12pt" style:font-size-complex="12pt"/>
    </style:style>
    <style:style style:name="P149" style:family="paragraph" style:parent-style-name="Text_20_body" style:list-style-name="L34">
      <style:paragraph-properties fo:margin-top="0cm" fo:margin-bottom="0cm" style:contextual-spacing="false" fo:line-height="100%" fo:text-align="justify" style:justify-single-word="false"/>
      <style:text-properties style:font-name="Times New Roman" fo:font-size="12pt" officeooo:paragraph-rsid="0041453f" style:font-size-asian="12pt" style:font-size-complex="12pt"/>
    </style:style>
    <style:style style:name="P150" style:family="paragraph" style:parent-style-name="Text_20_body" style:list-style-name="L2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style:font-name="Times New Roman" fo:font-size="12pt" fo:font-weight="normal" officeooo:rsid="001f0af0" officeooo:paragraph-rsid="004347ea" style:font-size-asian="12pt" style:font-weight-asian="normal" style:font-size-complex="12pt" style:font-weight-complex="normal"/>
    </style:style>
    <style:style style:name="P151" style:family="paragraph" style:parent-style-name="Text_20_body" style:list-style-name="L29">
      <style:paragraph-properties fo:margin-top="0cm" fo:margin-bottom="0cm" style:contextual-spacing="false"/>
      <style:text-properties style:font-name="Times New Roman" fo:font-size="12pt" fo:font-weight="normal" officeooo:rsid="00139692" officeooo:paragraph-rsid="00471579" style:font-size-asian="12pt" style:font-weight-asian="normal" style:font-size-complex="12pt" style:font-weight-complex="normal"/>
    </style:style>
    <style:style style:name="P152" style:family="paragraph" style:parent-style-name="Text_20_body" style:list-style-name="L5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347ea" style:font-size-asian="12pt" style:font-weight-asian="normal" style:font-size-complex="12pt" style:font-weight-complex="normal"/>
    </style:style>
    <style:style style:name="P153" style:family="paragraph" style:parent-style-name="Text_20_body" style:list-style-name="L7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43977" style:font-size-asian="12pt" style:font-weight-asian="normal" style:font-size-complex="12pt" style:font-weight-complex="normal"/>
    </style:style>
    <style:style style:name="P154" style:family="paragraph" style:parent-style-name="Text_20_body" style:list-style-name="L8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43977" style:font-size-asian="12pt" style:font-weight-asian="normal" style:font-size-complex="12pt" style:font-weight-complex="normal"/>
    </style:style>
    <style:style style:name="P155" style:family="paragraph" style:parent-style-name="Text_20_body" style:list-style-name="L9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43977" style:font-size-asian="12pt" style:font-weight-asian="normal" style:font-size-complex="12pt" style:font-weight-complex="normal"/>
    </style:style>
    <style:style style:name="P156" style:family="paragraph" style:parent-style-name="Text_20_body" style:list-style-name="L10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5415f" style:font-size-asian="12pt" style:font-weight-asian="normal" style:font-size-complex="12pt" style:font-weight-complex="normal"/>
    </style:style>
    <style:style style:name="P157" style:family="paragraph" style:parent-style-name="Text_20_body" style:list-style-name="L11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5415f" style:font-size-asian="12pt" style:font-weight-asian="normal" style:font-size-complex="12pt" style:font-weight-complex="normal"/>
    </style:style>
    <style:style style:name="P158" style:family="paragraph" style:parent-style-name="Text_20_body" style:list-style-name="L13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5415f" style:font-size-asian="12pt" style:font-weight-asian="normal" style:font-size-complex="12pt" style:font-weight-complex="normal"/>
    </style:style>
    <style:style style:name="P159" style:family="paragraph" style:parent-style-name="Text_20_body" style:list-style-name="L14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5415f" style:font-size-asian="12pt" style:font-weight-asian="normal" style:font-size-complex="12pt" style:font-weight-complex="normal"/>
    </style:style>
    <style:style style:name="P160" style:family="paragraph" style:parent-style-name="Text_20_body" style:list-style-name="L15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5415f" style:font-size-asian="12pt" style:font-weight-asian="normal" style:font-size-complex="12pt" style:font-weight-complex="normal"/>
    </style:style>
    <style:style style:name="P161" style:family="paragraph" style:parent-style-name="Text_20_body" style:list-style-name="L16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5415f" style:font-size-asian="12pt" style:font-weight-asian="normal" style:font-size-complex="12pt" style:font-weight-complex="normal"/>
    </style:style>
    <style:style style:name="P162" style:family="paragraph" style:parent-style-name="Text_20_body" style:list-style-name="L19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5415f" style:font-size-asian="12pt" style:font-weight-asian="normal" style:font-size-complex="12pt" style:font-weight-complex="normal"/>
    </style:style>
    <style:style style:name="P163" style:family="paragraph" style:parent-style-name="Text_20_body" style:list-style-name="L29">
      <style:paragraph-properties fo:margin-top="0cm" fo:margin-bottom="0cm" style:contextual-spacing="fals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471579" style:font-size-asian="12pt" style:font-size-complex="12pt"/>
    </style:style>
    <style:style style:name="P164" style:family="paragraph" style:parent-style-name="Text_20_body" style:list-style-name="L20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5415f" style:font-name-asian="Calibri1" style:font-size-asian="12pt" style:font-weight-asian="normal" style:font-size-complex="12pt" style:font-weight-complex="normal"/>
    </style:style>
    <style:style style:name="P165" style:family="paragraph" style:parent-style-name="Text_20_body" style:list-style-name="L21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5415f" style:font-name-asian="Calibri1" style:font-size-asian="12pt" style:font-weight-asian="normal" style:font-size-complex="12pt" style:font-weight-complex="normal"/>
    </style:style>
    <style:style style:name="P166" style:family="paragraph" style:parent-style-name="Text_20_body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5415f" style:font-name-asian="Calibri1" style:font-size-asian="12pt" style:font-weight-asian="normal" style:font-size-complex="12pt" style:font-weight-complex="normal"/>
    </style:style>
    <style:style style:name="P167" style:family="paragraph" style:parent-style-name="Text_20_body" style:list-style-name="L16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5415f" style:font-name-asian="Calibri1" style:font-size-asian="12pt" style:font-weight-asian="normal" style:font-size-complex="12pt" style:font-weight-complex="normal"/>
    </style:style>
    <style:style style:name="P168" style:family="paragraph" style:parent-style-name="Text_20_body" style:list-style-name="L28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5415f" style:font-name-asian="Calibri1" style:font-size-asian="12pt" style:font-weight-asian="normal" style:font-size-complex="12pt" style:font-weight-complex="normal"/>
    </style:style>
    <style:style style:name="P169" style:family="paragraph" style:parent-style-name="Text_20_body" style:list-style-name="L29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5415f" style:font-name-asian="Calibri1" style:font-size-asian="12pt" style:font-weight-asian="normal" style:font-size-complex="12pt" style:font-weight-complex="normal"/>
    </style:style>
    <style:style style:name="P170" style:family="paragraph" style:parent-style-name="Text_20_body" style:list-style-name="L30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5415f" style:font-name-asian="Calibri1" style:font-size-asian="12pt" style:font-weight-asian="normal" style:font-size-complex="12pt" style:font-weight-complex="normal"/>
    </style:style>
    <style:style style:name="P171" style:family="paragraph" style:parent-style-name="Text_20_body" style:list-style-name="L31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71579" style:font-name-asian="Calibri1" style:font-size-asian="12pt" style:font-weight-asian="normal" style:font-size-complex="12pt" style:font-weight-complex="normal"/>
    </style:style>
    <style:style style:name="P172" style:family="paragraph" style:parent-style-name="Text_20_body" style:list-style-name="L32">
      <style:paragraph-properties fo:margin-left="0cm" fo:margin-right="0cm" fo:margin-top="0cm" fo:margin-bottom="0cm" style:contextual-spacing="false" fo:line-height="100%" fo:text-align="justify" style:justify-single-word="false" fo:orphans="4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46508" officeooo:paragraph-rsid="00471579" style:font-name-asian="Calibri1" style:font-size-asian="12pt" style:font-weight-asian="normal" style:font-size-complex="12pt" style:font-weight-complex="normal"/>
    </style:style>
    <style:style style:name="T1" style:family="text">
      <style:text-properties style:font-name-asian="Times New Roman1" style:language-asian="ru" style:country-asian="RU" style:font-name-complex="Times New Roman1"/>
    </style:style>
    <style:style style:name="T2" style:family="text">
      <style:text-properties officeooo:rsid="0012a6db" style:font-name-asian="Times New Roman1" style:language-asian="ru" style:country-asian="RU" style:font-name-complex="Times New Roman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20fd73" style:font-weight-asian="bold"/>
    </style:style>
    <style:style style:name="T5" style:family="text">
      <style:text-properties fo:font-weight="bold" style:font-name-asian="Times New Roman1" style:language-asian="ru" style:country-asian="RU" style:font-weight-asian="bold" style:font-name-complex="Times New Roman1"/>
    </style:style>
    <style:style style:name="T6" style:family="text">
      <style:text-properties fo:font-weight="bold" officeooo:rsid="0029abdf" style:font-name-asian="Calibri1" style:font-weight-asian="bold"/>
    </style:style>
    <style:style style:name="T7" style:family="text">
      <style:text-properties fo:font-weight="bold" officeooo:rsid="003fbda2" style:font-name-asian="Calibri1" style:font-weight-asian="bold"/>
    </style:style>
    <style:style style:name="T8" style:family="text">
      <style:text-properties officeooo:rsid="0020fd73"/>
    </style:style>
    <style:style style:name="T9" style:family="text">
      <style:text-properties officeooo:rsid="00260815"/>
    </style:style>
    <style:style style:name="T10" style:family="text">
      <style:text-properties fo:font-weight="normal" officeooo:rsid="0029abdf" style:font-weight-asian="normal" style:font-weight-complex="normal"/>
    </style:style>
    <style:style style:name="T11" style:family="text">
      <style:text-properties fo:font-weight="normal" officeooo:rsid="000c8aa4" style:font-weight-asian="normal" style:font-weight-complex="normal"/>
    </style:style>
    <style:style style:name="T12" style:family="text">
      <style:text-properties officeooo:rsid="003fbda2"/>
    </style:style>
    <style:style style:name="T13" style:family="text">
      <style:text-properties officeooo:rsid="000c8aa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ФГБОУ ВО «Кубанский государственный университет»</text:p>
      <text:p text:style-name="P17">Кафедра информационных образовательных технологий</text:p>
      <text:p text:style-name="P25">Направление 44.03.05 Педагогическое образование</text:p>
      <text:p text:style-name="P17">Направленность " Математика, Информатика"</text:p>
      <text:p text:style-name="P29"/>
      <text:p text:style-name="P4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3"/>
      <text:p text:style-name="P21">ЭКЗАМЕНАЦИОННЫЙ БИЛЕТ №1 </text:p>
      <text:p text:style-name="P21"/>
      <text:list xml:id="list3574062723" text:style-name="L1">
        <text:list-item>
          <text:p text:style-name="P122">Понятие алгоритма.</text:p>
        </text:list-item>
        <text:list-item>
          <text:p text:style-name="P49">Вывести на экран первые 300 чисел-палиндромов &gt; 12.</text:p>
        </text:list-item>
        <text:list-item>
          <text:p text:style-name="P91">Вводится последовательность вещественных чисел, найти предпоследнюю группу, которая состоит только из нечетных простых элементов.</text:p>
          <text:p text:style-name="P79"/>
        </text:list-item>
      </text:list>
      <text:p text:style-name="P38">Заведующий <text:s/>кафедрой информационных <text:s/></text:p>
      <text:p text:style-name="P8"><text:span text:style-name="T1">образовательных технологий, профессор <text:tab/><text:tab/><text:tab/><text:tab/> <text:s text:c="2"/></text:span><text:span text:style-name="T2">Г</text:span><text:span text:style-name="T1">рушевский С.П.</text:span></text:p>
      <text:p text:style-name="P17"/>
      <text:p text:style-name="P17">ФГБОУ ВО «Кубанский государственный университет»</text:p>
      <text:p text:style-name="P17">Кафедра информационных образовательных технологий</text:p>
      <text:p text:style-name="P25">Направление 44.03.05 Педагогическое образование</text:p>
      <text:p text:style-name="P17">Направленность " Математика, Информатика"</text:p>
      <text:p text:style-name="P29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3"/>
      <text:p text:style-name="P21">ЭКЗАМЕНАЦИОННЫЙ БИЛЕТ №2 </text:p>
      <text:list xml:id="list2194405126" text:style-name="WWNum4">
        <text:list-item>
          <text:p text:style-name="P123">Способы записи алгоритма.</text:p>
        </text:list-item>
        <text:list-item>
          <text:p text:style-name="P50">Вывести на экран первые 125 чисел-палиндромов &gt; 100.</text:p>
        </text:list-item>
        <text:list-item>
          <text:p text:style-name="P92">Вводится последовательность вещественных чисел, найти две последние группы знакочередующихся элементов.</text:p>
        </text:list-item>
      </text:list>
      <text:p text:style-name="P1"/>
      <text:p text:style-name="P38">Заведующий <text:s/>кафедрой информационных <text:s/></text:p>
      <text:p text:style-name="P39">образовательных технологий, <text:s text:c="3"/>профессор <text:s text:c="7"/><text:tab/><text:tab/><text:tab/><text:tab/> Грушевский С.П.</text:p>
      <text:p text:style-name="P12"/>
      <text:p text:style-name="P46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30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<text:span text:style-name="T8">3</text:span></text:p>
      <text:p text:style-name="P22"/>
      <text:list xml:id="list386633227" text:style-name="L2">
        <text:list-item>
          <text:p text:style-name="P124">Структура программы на С(С++).</text:p>
        </text:list-item>
        <text:list-item>
          <text:p text:style-name="P51"><text:s/>Вывести на экран последние 10 простых чисел в диапазоне 10000 до 100000.</text:p>
        </text:list-item>
        <text:list-item>
          <text:p text:style-name="P93">Вводится последовательность целых чисел, найти третью и четвертую группу, в которую входят только простые числа.</text:p>
          <text:p text:style-name="P150"/>
        </text:list-item>
      </text:list>
      <text:p text:style-name="P40">Заведующий <text:s/>кафедрой информационных <text:s/></text:p>
      <text:p text:style-name="P9"><text:span text:style-name="T1">образовательных технологий, профессор <text:tab/><text:tab/><text:tab/><text:tab/> <text:s text:c="2"/></text:span><text:span text:style-name="T2">Г</text:span><text:span text:style-name="T1">рушевский С.П.</text:span></text:p>
      <text:p text:style-name="P18"/>
      <text:p text:style-name="P18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30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<text:span text:style-name="T8">4</text:span> </text:p>
      <text:list xml:id="list2540181986" text:style-name="L3">
        <text:list-item>
          <text:p text:style-name="P125">Основные типы данных в С(С++).</text:p>
        </text:list-item>
        <text:list-item>
          <text:p text:style-name="P52">Вывести на экран первые 100 простых чисел &gt; 25.</text:p>
        </text:list-item>
        <text:list-item>
          <text:p text:style-name="P94">Вводится последовательность целых чисел, найти третью группу чисел, состоящую из чисел кратных 11.</text:p>
        </text:list-item>
      </text:list>
      <text:p text:style-name="P40">Заведующий <text:s/>кафедрой информационных <text:s/></text:p>
      <text:p text:style-name="P40">образовательных технологий, <text:s text:c="3"/>профессор <text:s text:c="7"/><text:tab/><text:tab/><text:tab/><text:tab/> Грушевский С.П.</text:p>
      <text:p text:style-name="P13"/>
      <text:p text:style-name="P46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30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<text:span text:style-name="T8">5</text:span> </text:p>
      <text:p text:style-name="P22"/>
      <text:list xml:id="list2173252134" text:style-name="L4">
        <text:list-item>
          <text:p text:style-name="P126">Операции и выражения в С(С++).</text:p>
        </text:list-item>
        <text:list-item>
          <text:p text:style-name="P53">Вывести на экран последние k простых чисел в диапазоне a до b.</text:p>
        </text:list-item>
        <text:list-item>
          <text:p text:style-name="P95">Вводится последовательность целых чисел, найти первую и последнюю группы, в которую входят числа-палиндромы.</text:p>
        </text:list-item>
      </text:list>
      <text:list xml:id="list131206364154581" text:continue-list="list3574062723" text:style-name="L1">
        <text:list-header>
          <text:p text:style-name="P80"/>
        </text:list-header>
      </text:list>
      <text:p text:style-name="P40">Заведующий <text:s/>кафедрой информационных <text:s/></text:p>
      <text:p text:style-name="P9"><text:span text:style-name="T1">образовательных технологий, профессор <text:tab/><text:tab/><text:tab/><text:tab/> <text:s text:c="2"/></text:span><text:span text:style-name="T2">Г</text:span><text:span text:style-name="T1">рушевский С.П.</text:span></text:p>
      <text:p text:style-name="P18"/>
      <text:p text:style-name="P18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30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<text:span text:style-name="T8">6</text:span> </text:p>
      <text:p text:style-name="P22"/>
      <text:list xml:id="list4098230457" text:style-name="L5">
        <text:list-item>
          <text:p text:style-name="P127">Переменные и константы в С(С++).</text:p>
        </text:list-item>
        <text:list-item>
          <text:p text:style-name="P54">Вывести на экран первые k простых чисел в диапазоне a до b.</text:p>
        </text:list-item>
        <text:list-item>
          <text:p text:style-name="P96">Вводится последовательность целых чисел, найти последнюю группу, состоящую из убывающей последовательности четных чисел.</text:p>
          <text:p text:style-name="P152"/>
        </text:list-item>
      </text:list>
      <text:p text:style-name="P40">Заведующий <text:s/>кафедрой информационных <text:s/></text:p>
      <text:p text:style-name="P40">образовательных технологий, <text:s text:c="3"/>профессор <text:s text:c="7"/><text:tab/><text:tab/><text:tab/><text:tab/> Грушевский С.П.</text:p>
      <text:p text:style-name="P13"/>
      <text:p text:style-name="P46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30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<text:span text:style-name="T8">7</text:span> </text:p>
      <text:p text:style-name="P22"/>
      <text:list xml:id="list1539489290" text:style-name="L6">
        <text:list-item>
          <text:p text:style-name="P128">Особенности обработки целых чисел в С(С++).</text:p>
        </text:list-item>
        <text:list-item>
          <text:p text:style-name="P55">Вывести на экран последние k чисел-палиндромов в диапазоне a до b.</text:p>
        </text:list-item>
        <text:list-item>
          <text:p text:style-name="P97">Вводится последовательность целых чисел, найти группу наибольшей длины, состоящую из палиндромов или простых чисел.</text:p>
        </text:list-item>
      </text:list>
      <text:p text:style-name="P37"/>
      <text:p text:style-name="P40">Заведующий <text:s/>кафедрой информационных <text:s/></text:p>
      <text:p text:style-name="P9"><text:span text:style-name="T1">образовательных технологий, профессор <text:tab/><text:tab/><text:tab/><text:tab/> <text:s text:c="2"/></text:span><text:span text:style-name="T2">Г</text:span><text:span text:style-name="T1">рушевский С.П.</text:span></text:p>
      <text:p text:style-name="P18"/>
      <text:p text:style-name="P18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30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<text:span text:style-name="T8">8</text:span> </text:p>
      <text:p text:style-name="P22"/>
      <text:list xml:id="list1375826497" text:style-name="L7">
        <text:list-item>
          <text:p text:style-name="P129">Особенности оператора присваивания.</text:p>
        </text:list-item>
        <text:list-item>
          <text:p text:style-name="P56">Вывести на экран первые k чисел-палиндромов в диапазоне a до b.</text:p>
        </text:list-item>
        <text:list-item>
          <text:p text:style-name="P98">Вводится последовательность целых чисел, найти группу наименьшей длины, состоящую из знакокопостоянных элементов.</text:p>
          <text:p text:style-name="P153"/>
        </text:list-item>
      </text:list>
      <text:p text:style-name="P2"/>
      <text:p text:style-name="P2"/>
      <text:p text:style-name="P40">Заведующий <text:s/>кафедрой информационных <text:s/></text:p>
      <text:p text:style-name="P40">образовательных технологий, <text:s text:c="3"/>профессор <text:s text:c="7"/><text:tab/><text:tab/><text:tab/><text:tab/> Грушевский С.П.</text:p>
      <text:p text:style-name="P13"/>
      <text:p text:style-name="P46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30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<text:span text:style-name="T8">9</text:span> </text:p>
      <text:list xml:id="list3075692021" text:style-name="L8">
        <text:list-item>
          <text:p text:style-name="P130">Логические операции и операции отношения.</text:p>
        </text:list-item>
        <text:list-item>
          <text:p text:style-name="P57"><text:s/>Вывести на экран первые k чисел-палиндромов &gt; a.</text:p>
        </text:list-item>
        <text:list-item>
          <text:p text:style-name="P99">Вводится последовательность целых чисел, найти две группы наибольшей длины, состоящие из простых чисел, в которых нет четных цифр.</text:p>
          <text:p text:style-name="P154"/>
        </text:list-item>
      </text:list>
      <text:p text:style-name="P43">Заведующий <text:s/>кафедрой информационных <text:s/></text:p>
      <text:p text:style-name="P9"><text:span text:style-name="T1">образовательных технологий, профессор <text:tab/><text:tab/><text:tab/><text:tab/> <text:s text:c="2"/></text:span><text:span text:style-name="T2">Г</text:span><text:span text:style-name="T1">рушевский С.П.</text:span></text:p>
      <text:p text:style-name="P18"/>
      <text:p text:style-name="P18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30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<text:span text:style-name="T8">10</text:span> </text:p>
      <text:p text:style-name="P22"/>
      <text:list xml:id="list3142314721" text:style-name="L9">
        <text:list-item>
          <text:p text:style-name="P131">Функции ввода-вывода в С. Примеры программ.</text:p>
        </text:list-item>
        <text:list-item>
          <text:p text:style-name="P58"><text:s/>Вывести на экран числа-палиндромы в диапазоне от a до b, их сумму и количество.</text:p>
        </text:list-item>
        <text:list-item>
          <text:p text:style-name="P100">Вводится последовательность целых чисел. Найти первую и последнюю группы, состоящие из простых чисел.</text:p>
          <text:p text:style-name="P155"/>
        </text:list-item>
      </text:list>
      <text:p text:style-name="P2"/>
      <text:p text:style-name="P40">Заведующий <text:s/>кафедрой информационных <text:s/></text:p>
      <text:p text:style-name="P40">образовательных технологий, <text:s text:c="3"/>профессор <text:s text:c="7"/><text:tab/><text:tab/><text:tab/><text:tab/> Грушевский С.П.</text:p>
      <text:p text:style-name="P46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30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1<text:span text:style-name="T8">1</text:span></text:p>
      <text:list xml:id="list502642514" text:style-name="L10">
        <text:list-item>
          <text:p text:style-name="P132">Конструкции ввода-вывода в С++. Примеры программ.</text:p>
        </text:list-item>
        <text:list-item>
          <text:p text:style-name="P59">Вывести на экран простые числа в диапазоне от a до b, их сумму и количество.</text:p>
        </text:list-item>
        <text:list-item>
          <text:p text:style-name="P101">Вводится последовательность целых чисел, найти группу наименьшей длины, состоящие из простых чисел, в представлении которых нет цифр "7" и "0".</text:p>
          <text:p text:style-name="P156"/>
        </text:list-item>
      </text:list>
      <text:p text:style-name="P40">Заведующий <text:s/>кафедрой информационных <text:s/></text:p>
      <text:p text:style-name="P9"><text:span text:style-name="T1">образовательных технологий, профессор <text:tab/><text:tab/><text:tab/><text:tab/> <text:s text:c="2"/></text:span><text:span text:style-name="T2">Г</text:span><text:span text:style-name="T1">рушевский С.П.</text:span></text:p>
      <text:p text:style-name="P18"/>
      <text:p text:style-name="P18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30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<text:span text:style-name="T8">1</text:span>2 </text:p>
      <text:p text:style-name="P22"/>
      <text:list xml:id="list2543646024" text:style-name="L11">
        <text:list-item>
          <text:p text:style-name="P133">Операторы организации разветляющихся вычислительных процессов. Примеры программ.</text:p>
        </text:list-item>
        <text:list-item>
          <text:p text:style-name="P60">Среди чисел больших 100 найти первые 50 чисел-палиндромов и первые 70 простых чисел.</text:p>
        </text:list-item>
        <text:list-item>
          <text:p text:style-name="P102">Вводится последовательность целых чисел, найти группу наибольшей длины, которая состоит из возрастающей последовательности простых чисел.</text:p>
          <text:p text:style-name="P157"/>
        </text:list-item>
      </text:list>
      <text:p text:style-name="P2"/>
      <text:p text:style-name="P40">Заведующий <text:s/>кафедрой информационных <text:s/></text:p>
      <text:p text:style-name="P40">образовательных технологий, <text:s text:c="3"/>профессор <text:s text:c="7"/><text:tab/><text:tab/><text:tab/><text:tab/> Грушевский С.П.</text:p>
      <text:p text:style-name="P13"><text:line-break/></text:p>
      <text:p text:style-name="P46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30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1<text:span text:style-name="T8">3</text:span></text:p>
      <text:p text:style-name="P22"/>
      <text:list xml:id="list3086970192" text:style-name="L12">
        <text:list-item>
          <text:p text:style-name="P134">Сравнительный анализ операторов цикла в С(С++). Примеры программ.</text:p>
        </text:list-item>
        <text:list-item>
          <text:p text:style-name="P61">Среди чисел больших a найти первые k чисел-палиндромов и первые m простых чисел.</text:p>
        </text:list-item>
        <text:list-item>
          <text:p text:style-name="P103">Вводится последовательность целых чисел, найти все группы, которые состоят из убывающей последовательности чисел.</text:p>
        </text:list-item>
      </text:list>
      <text:p text:style-name="P44"/>
      <text:list xml:id="list131206032893664" text:continue-list="list131206364154581" text:style-name="L1">
        <text:list-header>
          <text:p text:style-name="P80"/>
        </text:list-header>
      </text:list>
      <text:p text:style-name="P40">Заведующий <text:s/>кафедрой информационных <text:s/></text:p>
      <text:p text:style-name="P9"><text:span text:style-name="T1">образовательных технологий, профессор <text:tab/><text:tab/><text:tab/><text:tab/> <text:s text:c="2"/></text:span><text:span text:style-name="T2">Г</text:span><text:span text:style-name="T1">рушевский С.П.</text:span></text:p>
      <text:p text:style-name="P18"/>
      <text:p text:style-name="P18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30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<text:span text:style-name="T8">14</text:span> </text:p>
      <text:list xml:id="list121046089" text:style-name="L13">
        <text:list-item>
          <text:p text:style-name="P135">Особенности оператора for в C(C++). Примеры программ.</text:p>
        </text:list-item>
        <text:list-item>
          <text:p text:style-name="P62">Вводится последовательность целых чисел, которая заканчивается после ввода 20-го простого числа. Найти два наибольших значения из введенных чисел.</text:p>
        </text:list-item>
        <text:list-item>
          <text:p text:style-name="P104">Вводится последовательность целых чисел, найти группу максимальной длины, которая состоит из знакочередующихся чисел.</text:p>
          <text:p text:style-name="P158"/>
        </text:list-item>
      </text:list>
      <text:p text:style-name="P2"/>
      <text:p text:style-name="P40">Заведующий <text:s/>кафедрой информационных <text:s/></text:p>
      <text:p text:style-name="P40">образовательных технологий, <text:s text:c="3"/>профессор <text:s text:c="7"/><text:tab/><text:tab/><text:tab/><text:tab/> Грушевский С.П.</text:p>
      <text:p text:style-name="P13"/>
      <text:p text:style-name="P46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30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1<text:span text:style-name="T8">5</text:span></text:p>
      <text:p text:style-name="P22"/>
      <text:list xml:id="list3513221244" text:style-name="L14">
        <text:list-item>
          <text:p text:style-name="P136">Особенности оператора while в C(C++). Примеры программ.</text:p>
        </text:list-item>
        <text:list-item>
          <text:p text:style-name="P63">Вводится последовательность целых чисел, которая заканчивается после ввода 17-го числа-палиндрома. Найти наибольшее и наименьшее значения из введенных чисел.</text:p>
        </text:list-item>
        <text:list-item>
          <text:p text:style-name="P105">Вводится последовательность вещественных чисел, найти группу минимальной длины, которая состоит из убывающей последовательности чисел.</text:p>
          <text:p text:style-name="P159"/>
        </text:list-item>
      </text:list>
      <text:list xml:id="list131205124713730" text:continue-list="list131206032893664" text:style-name="L1">
        <text:list-header>
          <text:p text:style-name="P80"/>
        </text:list-header>
      </text:list>
      <text:p text:style-name="P40">Заведующий <text:s/>кафедрой информационных <text:s/></text:p>
      <text:p text:style-name="P9"><text:span text:style-name="T1">образовательных технологий, профессор <text:tab/><text:tab/><text:tab/><text:tab/> <text:s text:c="2"/></text:span><text:span text:style-name="T2">Г</text:span><text:span text:style-name="T1">рушевский С.П.</text:span></text:p>
      <text:p text:style-name="P18"/>
      <text:p text:style-name="P18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30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<text:span text:style-name="T8">16</text:span></text:p>
      <text:p text:style-name="P22"/>
      <text:list xml:id="list2744079522" text:style-name="L15">
        <text:list-item>
          <text:p text:style-name="P137">Функции в С(С++). Примеры программ.</text:p>
        </text:list-item>
        <text:list-item>
          <text:p text:style-name="P64">Вводится последовательность целых чисел, которая заканчивается после ввода 10 чисел-палиндромов. Вывести на экран все введенные простые числа, их сумму и произведение.</text:p>
        </text:list-item>
        <text:list-item>
          <text:p text:style-name="P106">Вводится последовательность вещественных чисел, найти все группы, состоящие из невозрастающей последовательности чисел.</text:p>
          <text:p text:style-name="P160"/>
        </text:list-item>
      </text:list>
      <text:p text:style-name="P40">Заведующий <text:s/>кафедрой информационных <text:s/></text:p>
      <text:p text:style-name="P40">образовательных технологий, <text:s text:c="3"/>профессор <text:s text:c="7"/><text:tab/><text:tab/><text:tab/><text:tab/> Грушевский С.П.</text:p>
      <text:p text:style-name="P13"/>
      <text:p text:style-name="P46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30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1<text:span text:style-name="T8">7</text:span></text:p>
      <text:p text:style-name="P22"/>
      <text:list xml:id="list1530848464" text:style-name="L16">
        <text:list-item>
          <text:p text:style-name="P138">Функции в С(С++). Механизм формальных и фактических параметров. Примеры программ.</text:p>
        </text:list-item>
        <text:list-item>
          <text:p text:style-name="P65">Вводится последовательность целых чисел, которая заканчивается после ввода 13 простых чисел. Для каждого введённого числа вывести на экран число, которое получится после записи цифр исходного числа в обратном порядке.</text:p>
        </text:list-item>
        <text:list-item>
          <text:p text:style-name="P107">Вводится последовательность вещественных чисел, найти две группы наибольшей длины, состоящие из возрастающей последовательности чисел.</text:p>
          <text:p text:style-name="P161"/>
        </text:list-item>
      </text:list>
      <text:list xml:id="list131206184140452" text:continue-list="list131205124713730" text:style-name="L1">
        <text:list-header>
          <text:p text:style-name="P80"/>
        </text:list-header>
      </text:list>
      <text:p text:style-name="P40">Заведующий <text:s/>кафедрой информационных <text:s/></text:p>
      <text:p text:style-name="P9"><text:span text:style-name="T1">образовательных технологий, профессор <text:tab/><text:tab/><text:tab/><text:tab/> <text:s text:c="2"/></text:span><text:span text:style-name="T2">Г</text:span><text:span text:style-name="T1">рушевский С.П.</text:span></text:p>
      <text:p text:style-name="P18"/>
      <text:p text:style-name="P18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30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<text:span text:style-name="T8">18</text:span> </text:p>
      <text:list xml:id="list2856987920" text:style-name="L17">
        <text:list-item>
          <text:p text:style-name="P139">Функции в С(С++). Роль оператора return. Примеры программ.</text:p>
        </text:list-item>
        <text:list-item>
          <text:p text:style-name="P66">Вводится последовательность целых чисел, которая заканчивается после ввода k чисел-палиндромов. Найти наименьшее из введенных чисел, у которого сумма делителей нечётна.</text:p>
        </text:list-item>
        <text:list-item>
          <text:p text:style-name="P108">Вводится последовательность целых чисел, найти две последних группы, состоящие из простых чисел.</text:p>
        </text:list-item>
      </text:list>
      <text:p text:style-name="P44"/>
      <text:p text:style-name="P2"/>
      <text:p text:style-name="P40">Заведующий <text:s/>кафедрой информационных <text:s/></text:p>
      <text:p text:style-name="P40">образовательных технологий, <text:s text:c="3"/>профессор <text:s text:c="7"/><text:tab/><text:tab/><text:tab/><text:tab/> Грушевский С.П.</text:p>
      <text:p text:style-name="P13"/>
      <text:p text:style-name="P46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30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1<text:span text:style-name="T8">9</text:span></text:p>
      <text:p text:style-name="P22"/>
      <text:list xml:id="list4110594004" text:style-name="L18">
        <text:list-item>
          <text:p text:style-name="P140">Функции в С(С++). Рекурсивные функции. Примеры программ.</text:p>
        </text:list-item>
        <text:list-item>
          <text:p text:style-name="P67">Вводится последовательность целых чисел, которая заканчивается после ввода k чисел-палиндромов. Найти два наименьших числа из введенных, у которых сумма делителей нечётна.</text:p>
        </text:list-item>
        <text:list-item>
          <text:p text:style-name="P109">Вводится последовательность целых чисел, найти группу простых чисел минимальной длины, числа которой образуют убывающую последовательность.</text:p>
          <text:p text:style-name="P109"/>
        </text:list-item>
      </text:list>
      <text:p text:style-name="P40">Заведующий <text:s/>кафедрой информационных <text:s/></text:p>
      <text:p text:style-name="P9"><text:span text:style-name="T1">образовательных технологий, профессор <text:tab/><text:tab/><text:tab/><text:tab/> <text:s text:c="2"/></text:span><text:span text:style-name="T2">Г</text:span><text:span text:style-name="T1">рушевский С.П.</text:span></text:p>
      <text:p text:style-name="P18"/>
      <text:p text:style-name="P18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2<text:span text:style-name="T8">0</text:span></text:p>
      <text:list xml:id="list800893177" text:style-name="L19">
        <text:list-item>
          <text:p text:style-name="P141">Функции в С(С++). Локальные и глобальные переменные. Примеры программ.</text:p>
        </text:list-item>
        <text:list-item>
          <text:p text:style-name="P68">Вводится последовательность целых чисел, которая заканчивается после ввода k чисел-палиндромов. <text:s/>Найти два наибольших числа из введенных, у которых сумма делителей чётна.</text:p>
        </text:list-item>
        <text:list-item>
          <text:p text:style-name="P110">Вводится последовательность целых чисел, найти группу минимальной длины, числа которых образую возрастающую последовательность чисел.</text:p>
          <text:p text:style-name="P162"/>
        </text:list-item>
      </text:list>
      <text:p text:style-name="P40">Заведующий <text:s/>кафедрой информационных <text:s/></text:p>
      <text:p text:style-name="P40">образовательных технологий, <text:s text:c="3"/>профессор <text:s text:c="7"/><text:tab/><text:tab/><text:tab/><text:tab/> Грушевский С.П.</text:p>
      <text:p text:style-name="P13"/>
      <text:p text:style-name="P46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30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<text:span text:style-name="T8">2</text:span>1 </text:p>
      <text:p text:style-name="P22"/>
      <text:list xml:id="list701692524" text:style-name="L20">
        <text:list-item>
          <text:p text:style-name="P142">Функции в С++. <text:span text:style-name="T13">Перегрузка функций</text:span>. Примеры программ.</text:p>
        </text:list-item>
        <text:list-item>
          <text:p text:style-name="P69">Вводится последовательность целых чисел, которая заканчивается после ввода k чисел-палиндромов. <text:s/>Введенные числа вывести в двоичной системе счисления.</text:p>
        </text:list-item>
        <text:list-item>
          <text:p text:style-name="P111">Вводится последовательность целых чисел, найти группы наименьшей и наибольшей длины, которые состоят из простых чисел.</text:p>
          <text:p text:style-name="P164"/>
        </text:list-item>
      </text:list>
      <text:p text:style-name="P40">Заведующий <text:s/>кафедрой информационных <text:s/></text:p>
      <text:p text:style-name="P9"><text:span text:style-name="T1">образовательных технологий, профессор <text:tab/><text:tab/><text:tab/><text:tab/> <text:s text:c="2"/></text:span><text:span text:style-name="T2">Г</text:span><text:span text:style-name="T1">рушевский С.П.</text:span></text:p>
      <text:p text:style-name="P18"/>
      <text:p text:style-name="P18">ФГБОУ ВО «Кубанский государственный университет»</text:p>
      <text:p text:style-name="P18">Кафедра информационных образовательных технологий</text:p>
      <text:p text:style-name="P26">Направление 44.03.05 Педагогическое образование</text:p>
      <text:p text:style-name="P18">Направленность " Математика, Информатика"</text:p>
      <text:p text:style-name="P30"/>
      <text:p text:style-name="P5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4"/>
      <text:p text:style-name="P22">ЭКЗАМЕНАЦИОННЫЙ БИЛЕТ №2<text:span text:style-name="T9">2</text:span></text:p>
      <text:p text:style-name="P22"/>
      <text:list xml:id="list605242050" text:style-name="L21">
        <text:list-item>
          <text:p text:style-name="P143">Функции в С++. <text:span text:style-name="T13">Шаблоны функций</text:span>. Примеры программ.</text:p>
        </text:list-item>
        <text:list-item>
          <text:p text:style-name="P70">Вводится последовательность целых чисел, которая заканчивается после ввода k чисел-палиндромов. <text:s/>Введенные числа вывести в восьмеричной системе счисления.</text:p>
        </text:list-item>
        <text:list-item>
          <text:p text:style-name="P112">Вводится последовательность целых чисел, найти группу наибольшей длины, состоящую из неубывающей последовательности нечетных чисел.</text:p>
          <text:p text:style-name="P165"/>
        </text:list-item>
      </text:list>
      <text:p text:style-name="P40">Заведующий <text:s/>кафедрой информационных <text:s/></text:p>
      <text:p text:style-name="P40">образовательных технологий, <text:s text:c="3"/>профессор <text:s text:c="7"/><text:tab/><text:tab/><text:tab/><text:tab/> Грушевский С.П.</text:p>
      <text:p text:style-name="P47">ФГБОУ ВО «Кубанский государственный университет»</text:p>
      <text:p text:style-name="P19">Кафедра информационных образовательных технологий</text:p>
      <text:p text:style-name="P27">Направление 44.03.05 Педагогическое образование</text:p>
      <text:p text:style-name="P19">Направленность " Математика, Информатика"</text:p>
      <text:p text:style-name="P31"/>
      <text:p text:style-name="P6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5"/>
      <text:p text:style-name="P14"><text:span text:style-name="T3">ЭКЗАМЕНАЦИОННЫЙ БИЛЕТ №</text:span><text:span text:style-name="T4">2</text:span><text:span text:style-name="T6">3</text:span></text:p>
      <text:p text:style-name="P23"/>
      <text:list xml:id="list255006698" text:style-name="L22">
        <text:list-item>
          <text:p text:style-name="P85">Алгоритм поиска максимума на примере решения следующей задачи. Вводится последовательность целых чисел. Найти три наибольших числа последовательности.</text:p>
        </text:list-item>
        <text:list-item>
          <text:p text:style-name="P71">Вводится последовательность целых чисел, которая заканчивается после ввода k чисел-палиндромов. Вывести номер наибольшей цифры в каждом введенном числе.</text:p>
        </text:list-item>
        <text:list-item>
          <text:p text:style-name="P113">Вводится последовательность целых чисел, найти две группы наименьшей длины, состоящие из составных чисел.</text:p>
        </text:list-item>
      </text:list>
      <text:p text:style-name="P166"/>
      <text:list xml:id="list87071611" text:style-name="L23">
        <text:list-header>
          <text:p text:style-name="P81"/>
        </text:list-header>
      </text:list>
      <text:p text:style-name="P41">Заведующий <text:s/>кафедрой информационных <text:s/></text:p>
      <text:p text:style-name="P10"><text:span text:style-name="T1">образовательных технологий, профессор <text:tab/><text:tab/><text:tab/><text:tab/> <text:s text:c="2"/></text:span><text:span text:style-name="T2">Г</text:span><text:span text:style-name="T1">рушевский С.П.</text:span></text:p>
      <text:p text:style-name="P19"/>
      <text:p text:style-name="P19"/>
      <text:p text:style-name="P19">ФГБОУ ВО «Кубанский государственный университет»</text:p>
      <text:p text:style-name="P19">Кафедра информационных образовательных технологий</text:p>
      <text:p text:style-name="P27">Направление 44.03.05 Педагогическое образование</text:p>
      <text:p text:style-name="P19">Направленность " Математика, Информатика"</text:p>
      <text:p text:style-name="P31"/>
      <text:p text:style-name="P6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5"/>
      <text:p text:style-name="P14"><text:span text:style-name="T3">ЭКЗАМЕНАЦИОННЫЙ БИЛЕТ №2</text:span><text:span text:style-name="T6">4</text:span></text:p>
      <text:list xml:id="list3150755863" text:style-name="L24">
        <text:list-item>
          <text:p text:style-name="P86">Алгоритм поиска минимума на примере решения следующей задачи. Вводится последовательность целых чисел. Найти минимальное простое число.</text:p>
        </text:list-item>
        <text:list-item>
          <text:p text:style-name="P72">Вводится последовательность целых чисел, которая заканчивается после ввода k чисел-палиндромов. Вывести номер наименьшей цифры в каждом введенном числе.</text:p>
        </text:list-item>
        <text:list-item>
          <text:p text:style-name="P114">Вводится последовательность целых чисел. Найти первую и последнюю группы, состоящие из простых чисел.</text:p>
          <text:p text:style-name="P144"/>
        </text:list-item>
      </text:list>
      <text:p text:style-name="P41">Заведующий <text:s/>кафедрой информационных <text:s/></text:p>
      <text:p text:style-name="P41">образовательных технологий, <text:s text:c="3"/>профессор <text:s text:c="7"/><text:tab/><text:tab/><text:tab/><text:tab/> Грушевский С.П.</text:p>
      <text:p text:style-name="P48">ФГБОУ ВО «Кубанский государственный университет»</text:p>
      <text:p text:style-name="P20">Кафедра информационных образовательных технологий</text:p>
      <text:p text:style-name="P28">Направление 44.03.05 Педагогическое образование</text:p>
      <text:p text:style-name="P20">Направленность " Математика, Информатика"</text:p>
      <text:p text:style-name="P32"/>
      <text:p text:style-name="P7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6"/>
      <text:p text:style-name="P24">ЭКЗАМЕНАЦИОННЫЙ БИЛЕТ №<text:span text:style-name="T12">25</text:span></text:p>
      <text:p text:style-name="P24"/>
      <text:list xml:id="list2614818814" text:style-name="L25">
        <text:list-item>
          <text:p text:style-name="P87">Алгоритм поиска суммы на примере решения следующей задачи. Вводится последовательность целых чисел. Найти сумму простых чисел в представлении которых нет цифры 7.</text:p>
        </text:list-item>
        <text:list-item>
          <text:p text:style-name="P73">Вводится последовательность целых чисел, которая заканчивается после ввода k чисел-палиндромов. Найти количество чисел состоящих из одинаковых цифр.</text:p>
        </text:list-item>
        <text:list-item>
          <text:p text:style-name="P115">Вводится последовательность целых чисел, найти последнюю и группу наибольшей длины, которые состоят из отрицательных чисел.</text:p>
        </text:list-item>
      </text:list>
      <text:list xml:id="list131205646330252" text:continue-list="list1530848464" text:style-name="L16">
        <text:list-header>
          <text:p text:style-name="P167"/>
        </text:list-header>
      </text:list>
      <text:list xml:id="list43033275" text:style-name="L26">
        <text:list-header>
          <text:p text:style-name="P82"/>
        </text:list-header>
      </text:list>
      <text:p text:style-name="P42">Заведующий <text:s/>кафедрой информационных <text:s/></text:p>
      <text:p text:style-name="P11"><text:span text:style-name="T1">образовательных технологий, профессор <text:tab/><text:tab/><text:tab/><text:tab/> <text:s text:c="2"/></text:span><text:span text:style-name="T2">Г</text:span><text:span text:style-name="T1">рушевский С.П.</text:span></text:p>
      <text:p text:style-name="P20"/>
      <text:p text:style-name="P20">ФГБОУ ВО «Кубанский государственный университет»</text:p>
      <text:p text:style-name="P20">Кафедра информационных образовательных технологий</text:p>
      <text:p text:style-name="P28">Направление 44.03.05 Педагогическое образование</text:p>
      <text:p text:style-name="P20">Направленность " Математика, Информатика"</text:p>
      <text:p text:style-name="P32"/>
      <text:p text:style-name="P7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6"/>
      <text:p text:style-name="P24">ЭКЗАМЕНАЦИОННЫЙ БИЛЕТ №<text:span text:style-name="T12">26</text:span></text:p>
      <text:list xml:id="list1247970736" text:style-name="L27">
        <text:list-item>
          <text:p text:style-name="P88">Алгоритм поиска произведения на примере решения следующей задачи. Вводится последовательность целых чисел. Найти произведение чисел-палиндромов.</text:p>
        </text:list-item>
        <text:list-item>
          <text:p text:style-name="P74">Вводится последовательность целых чисел, которая заканчивается после ввода k чисел-палиндромов. Найти количество чисел состоящих из нечётных цифр</text:p>
        </text:list-item>
        <text:list-item>
          <text:p text:style-name="P116">Вводится последовательность целых чисел, найти группу наибольшей длины, которая состоит из чисел, цифры которых образуют возрастающую последовательность цифр.</text:p>
        </text:list-item>
      </text:list>
      <text:p text:style-name="P42"/>
      <text:p text:style-name="P42"/>
      <text:p text:style-name="P42">Заведующий <text:s/>кафедрой информационных <text:s/></text:p>
      <text:p text:style-name="P42">образовательных технологий, <text:s text:c="3"/>профессор <text:s text:c="7"/><text:tab/><text:tab/><text:tab/><text:tab/> Грушевский С.П.</text:p>
      <text:p text:style-name="P16"/>
      <text:p text:style-name="P48">ФГБОУ ВО «Кубанский государственный университет»</text:p>
      <text:p text:style-name="P20">Кафедра информационных образовательных технологий</text:p>
      <text:p text:style-name="P28">Направление 44.03.05 Педагогическое образование</text:p>
      <text:p text:style-name="P20">Направленность " Математика, Информатика"</text:p>
      <text:p text:style-name="P32"/>
      <text:p text:style-name="P7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6"/>
      <text:p text:style-name="P24">ЭКЗАМЕНАЦИОННЫЙ БИЛЕТ №<text:span text:style-name="T12">27</text:span></text:p>
      <text:p text:style-name="P24"/>
      <text:list xml:id="list4151702406" text:style-name="L28">
        <text:list-item>
          <text:p text:style-name="P89">Использование функция в С(С++) на примере следующей задачи. Вводится последовательность целых чисел, найти две группы наибольшей длины, состоящие из простых чисел, причем цифры каждого числа образуют возрастающую последовательность.</text:p>
        </text:list-item>
        <text:list-item>
          <text:p text:style-name="P75">Вводится последовательность целых чисел, которая заканчивается после ввода m простых чисел. <text:s/>Для каждого введённого числа вывести все его делители.</text:p>
        </text:list-item>
        <text:list-item>
          <text:p text:style-name="P117">Вводится последовательность целых чисел, найти первую и третью группу, в которую входят числа, состоящие из нечетных цифр.</text:p>
          <text:p text:style-name="P168"/>
        </text:list-item>
      </text:list>
      <text:list xml:id="list131205001746116" text:continue-list="list43033275" text:style-name="L26">
        <text:list-header>
          <text:p text:style-name="P82"/>
        </text:list-header>
      </text:list>
      <text:p text:style-name="P42">Заведующий <text:s/>кафедрой информационных <text:s/></text:p>
      <text:p text:style-name="P11"><text:span text:style-name="T1">образовательных технологий, профессор <text:tab/><text:tab/><text:tab/><text:tab/> <text:s text:c="2"/></text:span><text:span text:style-name="T2">Г</text:span><text:span text:style-name="T1">рушевский С.П.</text:span></text:p>
      <text:p text:style-name="P20"/>
      <text:p text:style-name="P20">ФГБОУ ВО «Кубанский государственный университет»</text:p>
      <text:p text:style-name="P20">Кафедра информационных образовательных технологий</text:p>
      <text:p text:style-name="P28">Направление 44.03.05 Педагогическое образование</text:p>
      <text:p text:style-name="P20">Направленность " Математика, Информатика"</text:p>
      <text:p text:style-name="P7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6"/>
      <text:p text:style-name="P24">ЭКЗАМЕНАЦИОННЫЙ БИЛЕТ №<text:span text:style-name="T12">28</text:span></text:p>
      <text:list xml:id="list2787931953" text:style-name="L29">
        <text:list-item>
          <text:p text:style-name="P145">Функции в С(С++). Механизм формальных и фактических параметров. Примеры программ.</text:p>
        </text:list-item>
        <text:list-item>
          <text:p text:style-name="P151">Вводится последовательность целых чисел, которая заканчивается после ввода m простых чисел. <text:s/>Для каждого введённого числа вывести сумму его делителей.</text:p>
        </text:list-item>
        <text:list-item>
          <text:p text:style-name="P163">Вводится последовательность целых чисел, найти предпоследнюю группу чисел, состоящую из возрастающей последовательности цифр.</text:p>
          <text:p text:style-name="P169"/>
        </text:list-item>
      </text:list>
      <text:p text:style-name="P42">Заведующий <text:s/>кафедрой информационных <text:s/></text:p>
      <text:p text:style-name="P42">образовательных технологий, <text:s text:c="3"/>профессор <text:s text:c="7"/><text:tab/><text:tab/><text:tab/><text:tab/> Грушевский С.П.</text:p>
      <text:p text:style-name="P16"/>
      <text:p text:style-name="P48">ФГБОУ ВО «Кубанский государственный университет»</text:p>
      <text:p text:style-name="P20">Кафедра информационных образовательных технологий</text:p>
      <text:p text:style-name="P28">Направление 44.03.05 Педагогическое образование</text:p>
      <text:p text:style-name="P20">Направленность " Математика, Информатика"</text:p>
      <text:p text:style-name="P32"/>
      <text:p text:style-name="P7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6"/>
      <text:p text:style-name="P24">ЭКЗАМЕНАЦИОННЫЙ БИЛЕТ №<text:span text:style-name="T12">29</text:span></text:p>
      <text:p text:style-name="P24"/>
      <text:list xml:id="list2937717506" text:style-name="L30">
        <text:list-item>
          <text:p text:style-name="P146">Функции в С(С++). Роль оператора return. Примеры программ.</text:p>
        </text:list-item>
        <text:list-item>
          <text:p text:style-name="P76">Вводится последовательность целых чисел, которая заканчивается после ввода m простых чисел. <text:s/>Для каждого введённого числа вывести его наибольший делитель, меньший самого числа.</text:p>
        </text:list-item>
        <text:list-item>
          <text:p text:style-name="P118">Вводится последовательность целых чисел, найти первую и последнюю группы, в которую входят числа, состоящие из возрастающей последовательности цифр.</text:p>
          <text:p text:style-name="P170"/>
        </text:list-item>
      </text:list>
      <text:p text:style-name="P42">Заведующий <text:s/>кафедрой информационных <text:s/></text:p>
      <text:p text:style-name="P11"><text:span text:style-name="T1">образовательных технологий, профессор <text:tab/><text:tab/><text:tab/><text:tab/> <text:s text:c="2"/></text:span><text:span text:style-name="T2">Г</text:span><text:span text:style-name="T1">рушевский С.П.</text:span></text:p>
      <text:p text:style-name="P20"/>
      <text:p text:style-name="P20">ФГБОУ ВО «Кубанский государственный университет»</text:p>
      <text:p text:style-name="P20">Кафедра информационных образовательных технологий</text:p>
      <text:p text:style-name="P28">Направление 44.03.05 Педагогическое образование</text:p>
      <text:p text:style-name="P20">Направленность " Математика, Информатика"</text:p>
      <text:p text:style-name="P32"/>
      <text:p text:style-name="P7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6"/>
      <text:p text:style-name="P24">ЭКЗАМЕНАЦИОННЫЙ БИЛЕТ №<text:span text:style-name="T12">30</text:span></text:p>
      <text:p text:style-name="P24"/>
      <text:list xml:id="list1825733442" text:style-name="L31">
        <text:list-item>
          <text:p text:style-name="P147">Функции в С(С++). Рекурсивные функции. Примеры программ.</text:p>
        </text:list-item>
        <text:list-item>
          <text:p text:style-name="P77">Вводится последовательность целых чисел, которая заканчивается после ввода m простых чисел. Для каждого введённого числа вывести его наименьший делитель &gt;1.</text:p>
        </text:list-item>
        <text:list-item>
          <text:p text:style-name="P119">Вводится последовательность целых чисел, найти последнюю группу, в которую входят числа, состоящие из убывающей последовательности нечетных цифр.</text:p>
          <text:p text:style-name="P171"/>
        </text:list-item>
      </text:list>
      <text:p text:style-name="P42">Заведующий <text:s/>кафедрой информационных <text:s/></text:p>
      <text:p text:style-name="P42">образовательных технологий, <text:s text:c="3"/>профессор <text:s text:c="7"/><text:tab/><text:tab/><text:tab/><text:tab/> Грушевский С.П.</text:p>
      <text:p text:style-name="P48">ФГБОУ ВО «Кубанский государственный университет»</text:p>
      <text:p text:style-name="P20">Кафедра информационных образовательных технологий</text:p>
      <text:p text:style-name="P28">Направление 44.03.05 Педагогическое образование</text:p>
      <text:p text:style-name="P20">Направленность " Математика, Информатика"</text:p>
      <text:p text:style-name="P32"/>
      <text:p text:style-name="P7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6"/>
      <text:p text:style-name="P15"><text:span text:style-name="T3">ЭКЗАМЕНАЦИОННЫЙ БИЛЕТ №</text:span><text:span text:style-name="T7">31</text:span></text:p>
      <text:p text:style-name="P24"/>
      <text:list xml:id="list244273053" text:style-name="L32">
        <text:list-item>
          <text:p text:style-name="P148">Функции в С(С++). Локальные и глобальные переменные. Примеры программ.</text:p>
        </text:list-item>
        <text:list-item>
          <text:p text:style-name="P78">Вводится последовательность целых чисел, которая заканчивается после ввода m простых чисел. Для каждого введённого числа проверить является ли сумма делителей числа простым числом.</text:p>
        </text:list-item>
        <text:list-item>
          <text:p text:style-name="P120">Вводится последовательность целых чисел, найти группу наибольшей длины, числа которой состоят из возрастающей последовательности нечетных цифр.</text:p>
          <text:p text:style-name="P172"/>
        </text:list-item>
      </text:list>
      <text:list xml:id="list2591994782" text:style-name="L33">
        <text:list-header>
          <text:p text:style-name="P83"/>
        </text:list-header>
      </text:list>
      <text:p text:style-name="P42">Заведующий <text:s/>кафедрой информационных <text:s/></text:p>
      <text:p text:style-name="P11"><text:span text:style-name="T1">образовательных технологий, профессор <text:tab/><text:tab/><text:tab/><text:tab/> <text:s text:c="2"/></text:span><text:span text:style-name="T2">Г</text:span><text:span text:style-name="T1">рушевский С.П.</text:span></text:p>
      <text:p text:style-name="P20"/>
      <text:p text:style-name="P20"/>
      <text:p text:style-name="P20">ФГБОУ ВО «Кубанский государственный университет»</text:p>
      <text:p text:style-name="P20">Кафедра информационных образовательных технологий</text:p>
      <text:p text:style-name="P28">Направление 44.03.05 Педагогическое образование</text:p>
      <text:p text:style-name="P20">Направленность " Математика, Информатика"</text:p>
      <text:p text:style-name="P32"/>
      <text:p text:style-name="P7"><text:span text:style-name="T3">Дисциплина </text:span><text:span text:style-name="T5"><text:s/></text:span><text:span text:style-name="T3">«</text:span><text:span text:style-name="T4">Программирование</text:span><text:span text:style-name="T3">» </text:span></text:p>
      <text:p text:style-name="P36"/>
      <text:p text:style-name="P15"><text:span text:style-name="T3">ЭКЗАМЕНАЦИОННЫЙ БИЛЕТ №</text:span><text:span text:style-name="T7">32</text:span></text:p>
      <text:p text:style-name="P24"/>
      <text:list xml:id="list2130693203" text:style-name="L34">
        <text:list-item>
          <text:p text:style-name="P149"><text:span text:style-name="T10">Функции в С++. </text:span><text:span text:style-name="T11">Шаблоны функций</text:span><text:span text:style-name="T10">. Примеры программ.</text:span></text:p>
        </text:list-item>
        <text:list-item>
          <text:p text:style-name="P84">Вводится последовательность целых чисел, которая заканчивается после ввода m простых чисел. Найти наибольшее из введенных чисел, у которого сумма делителей чётна.</text:p>
        </text:list-item>
        <text:list-item>
          <text:p text:style-name="P121">Вводится последовательность целых чисел, найти две группы наибольшей длины, состоящие из простых чисел, в которых нет четных цифр.</text:p>
        </text:list-item>
      </text:list>
      <text:p text:style-name="P3"/>
      <text:p text:style-name="P3"/>
      <text:p text:style-name="P42">Заведующий <text:s/>кафедрой информационных <text:s/></text:p>
      <text:p text:style-name="P42">образовательных технологий, <text:s text:c="3"/>профессор <text:s text:c="7"/><text:tab/><text:tab/><text:tab/><text:tab/> Грушевский С.П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Century Schoolbook1" svg:font-family="'Century Schoolbook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494cm" fo:margin-bottom="0.494cm" style:contextual-spacing="true" fo:line-height="150%" fo:text-align="justify" style:justify-single-word="false" fo:keep-together="always" fo:text-indent="1.251cm" style:auto-text-indent="false" fo:keep-with-next="always"/>
      <style:text-properties fo:color="#365f91" loext:opacity="100%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western" style:family="paragraph" style:parent-style-name="Standard" style:default-outline-level="">
      <style:paragraph-properties fo:margin-left="0cm" fo:margin-right="0cm" fo:margin-top="0.494cm" fo:margin-bottom="0cm" style:contextual-spacing="false" fo:line-height="100%" fo:text-align="justify" style:justify-single-word="false" fo:text-indent="1cm" style:auto-text-indent="false"/>
      <style:text-properties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text-align="justify" style:justify-single-word="false"/>
      <style:text-properties fo:color="#000000" loext:opacity="100%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left="0cm" fo:margin-right="0cm" fo:margin-top="0cm" fo:margin-bottom="0cm" style:contextual-spacing="false" style:line-height-at-least="0cm" fo:text-align="start" style:justify-single-word="false" fo:orphans="0" fo:widows="0" fo:text-indent="-1.058cm" style:auto-text-indent="false" fo:background-color="#ffffff"/>
      <style:text-properties style:font-name="Century Schoolbook" fo:font-family="'Century Schoolbook'" style:font-family-generic="roman" style:font-pitch="variable" fo:font-size="10pt" style:font-name-asian="Century Schoolbook1" style:font-family-asian="'Century Schoolbook'" style:font-family-generic-asian="system" style:font-pitch-asian="variable" style:font-size-asian="10pt" style:font-name-complex="Century Schoolbook1" style:font-family-complex="'Century Schoolbook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ome</meta:initial-creator>
    <meta:editing-cycles>28</meta:editing-cycles>
    <meta:creation-date>2019-01-12T19:48:00</meta:creation-date>
    <dc:date>2023-01-14T19:28:16.849668313</dc:date>
    <meta:editing-duration>PT4H50M37S</meta:editing-duration>
    <meta:generator>LibreOffice/7.3.7.2$Linux_X86_64 LibreOffice_project/30$Build-2</meta:generator>
    <meta:print-date>2019-05-12T17:16:34.434777861</meta:print-date>
    <meta:document-statistic meta:table-count="0" meta:image-count="0" meta:object-count="0" meta:page-count="16" meta:paragraph-count="353" meta:word-count="2313" meta:character-count="21161" meta:non-whitespace-character-count="187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